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qrco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d7df" officeooo:paragraph-rsid="0012d7df"/>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Nullam convallis, elit a aliquet pharetra, ligula justo condimentum libero, vel eleifend nisi dui eget velit. Morbi ut orci dapibus, laoreet massa vitae, adipiscing metus. Suspendisse urna magna, auctor eu leo eget, vehicula dignissim metus. Sed commodo risus ut lorem scelerisque porta id id nunc. Duis vitae orci et tortor volutpat congue. Praesent dapibus, urna sit amet convallis dignissim, metus eros porta nunc, mattis tristique ipsum quam sed erat. Quisque quis ultricies urna, sit amet euismod lectus. Vivamus semper vitae nibh quis eleifend. Phasellus sit amet tristique mi. Vestibulum eu tincidunt ligula. Nam semper ut ipsum at cursus. Maecenas in nulla metus. Maecenas rhoncus augue vel arcu vehicula, eu venenatis erat accumsan. In dictum egestas massa id volutpat.</text:p>
      <text:p text:style-name="P1"/>
      <text:p text:style-name="P1">Aenean tincidunt ipsum mollis arcu blandit, ut laoreet arcu facilisis. Sed luctus convallis justo, vitae porta tortor bibendum id. Donec tortor purus, aliquet accumsan tortor id, scelerisque blandit velit. Aliquam velit felis, venenatis at lorem non, porttitor gravida leo. Phasellus et volutpat ante, eu feugiat metus. Aenean nec purus viverra nisi tempus lacinia ac nec odio. Class aptent taciti sociosqu ad litora torquent per conubi<text:tab/>a nostra, per inceptos himenaeos. Proin at lectus consequat, semper diam id, egestas ante. Fusce tellus dui, varius quis sapien eget, elementum varius est. Vivamus elementum orci sed risus vulputate egestas. Proin feugiat, mauris sit amet bibendum molestie, leo nisl blandit enim, vel placerat quam nibh eu nisi. Nulla vestibulum, nisl in mattis tempor, neque arcu facilisis nibh, at sodales ipsum nisl quis arcu. Nulla congue luctus ligula, nec malesuada magna congue vel. Pellentesque habitant morbi tristique senectus et netus et malesuada fames ac turpis egestas. Aenean bibendum, magna sit amet viverra ullamcorper, sapien dolor ultrices dolor, id euismod justo orci et erat. In volutpat eros ipsum, ac pharetra turpis pulvinar vel.</text:p>
      <text:p text:style-name="P1"/>
      <text:p text:style-name="P1">Duis pretium dolor scelerisque laoreet pulvinar. Aliquam erat volutpat. Vestibulum ante ipsum primis in faucibus orci luctus et ultrices posuere cubilia Curae; Donec rhoncus euismod lectus at ultrices. Nulla ut vehicula ante, sit amet pulvinar nunc. Praesent dictum elit at lorem suscipit sodales. Pellentesque felis quam, facilisis sed posuere ac, placerat in dui.</text:p>
      <text:p text:style-name="P1"/>
      <text:p text:style-name="P1">Etiam tincidunt magna et neque volutpat, et blandit augue ultrices. Pellentesque lacinia leo vitae pulvinar malesuada. Sed eget ultrices tortor. Phasellus tempor eleifend lectus sit amet euismod. Mauris metus est, pharetra eu lacinia ac, varius et turpis. Sed a erat vel sapien semper facilisis. Integer eu consectetur turpis, at tincidunt enim. Proin placerat non lorem imperdiet scelerisque. Quisque scelerisque felis in turpis fringilla bibendum. Nullam vitae luctus erat. Vestibulum semper massa pellentesque, elementum enim ac, aliquam mauris. Praesent vulputate commodo neque sit amet tristique. Fusce consectetur massa pellentesque, iaculis massa facilisis, accumsan elit. Mauris aliquet metus velit, nec eleifend diam malesuada sed.</text:p>
      <text:p text:style-name="P1"/>
      <text:p text:style-name="P1">Duis malesuada orci at nisi placerat volutpat. Sed eu magna pellentesque, pellentesque tortor a, elementum urna. Donec malesuada orci non gravida ultricies. Maecenas sit amet ullamcorper massa. Etiam a nibh cursus mi ultrices vulputate. Duis id velit sed est ultrices bibendum vitae sit amet sapien. Cras ipsum magna, pretium in dui eget, tristique ullamcorper lorem. Proin mattis erat vel aliquet vehicula. Praesent et est eleifend, commodo ante ac, pulvinar felis.</text:p>
      <text:p text:style-name="P1"/>
      <text:p text:style-name="P1">Nam nec magna at diam interdum blandit a sed orci. Donec venenatis dolor non ante dictum, vitae gravida quam semper. Sed accumsan consequat massa id ultrices. Cras ultrices sodales magna, et gravida urna suscipit a. Nulla odio lectus, ultrices id orci in, rutrum rutrum diam. Suspendisse nec tellus eget massa interdum venenatis. Donec in malesuada dui. Aenean rhoncus, erat non vulputate eleifend, nisl nisi aliquam mi, ac pretium erat justo ut orci. Class aptent taciti sociosqu ad litora torquent per conubia nostra, per inceptos himenaeos. Curabitur tincidunt mi a ligula iaculis, a facilisis leo placerat. In hac habitasse platea dictumst. Aliquam a quam convallis, volutpat odio sit <text:soft-page-break/>amet, varius mi. Aliquam ultricies velit ultricies turpis faucibus, quis varius nibh bibendum. Sed ac rhoncus diam, non euismod arcu.</text:p>
      <text:p text:style-name="P1"/>
      <text:p text:style-name="P1">Maecenas et nisi ac eros condimentum placerat et ac risus. Interdum et malesuada fames ac ante ipsum primis in faucibus. Nulla vestibulum arcu nec erat consequat facilisis. Integer quis gravida est. Nulla vehicula metus a pharetra venenatis. Cras magna tellus, sagittis ac luctus ac, mollis consectetur libero. Phasellus blandit purus libero, in pellentesque leo cursus vel. Aenean id scelerisque nulla. Sed ut commodo quam. Pellentesque placerat, dolor vel feugiat tincidunt, turpis odio mattis risus, pellentesque elementum dui sapien vitae nunc. Integer aliquam sapien eget ullamcorper malesuada. Cras ac metus nec nunc lacinia gravida ut sit amet lacus. Nam viverra lobortis ultricies. Nullam luctus massa id nibh pellentesque, id gravida augue tincidunt. Proin tincidunt vulputate ligula. Vestibulum risus odio, rhoncus a neque et, scelerisque consequat arcu.</text:p>
      <text:p text:style-name="P1"/>
      <text:p text:style-name="P1">Donec at arcu leo. Pellentesque sed erat fermentum sem gravida tempus. Integer eros urna, condimentum eget turpis a, lobortis pharetra erat. Vivamus quis quam accumsan, egestas ante ut, aliquet metus. Maecenas suscipit libero eget tincidunt volutpat. Curabitur pellentesque sagittis fermentum. Donec placerat nunc porttitor dui rhoncus rhoncus. Nam eu varius turpis. Donec sagittis eros nec malesuada vulputate.</text:p>
      <text:p text:style-name="P1"/>
      <text:p text:style-name="P1">Vestibulum ante ipsum primis in faucibus orci luctus et ultrices posuere cubilia Curae; Sed scelerisque cursus tortor, id elementum lectus malesuada eu. Suspendisse tincidunt, felis id bibendum tempor, nisl sapien interdum augue, sed elementum felis ipsum ut lorem. Mauris at luctus est. Nullam sed ligula blandit, feugiat mauris vitae, varius ligula. Nulla neque diam, convallis id mauris id, bibendum viverra massa. Donec et tristique dolor, at pulvinar est. Praesent convallis vel arcu et suscipit. In pulvinar posuere quam at tempus. Duis pretium tristique orci ac consequat. Proin et malesuada nibh, ac sollicitudin leo. Fusce elit enim, consectetur eget bibendum non, porta quis urna. Fusce ultrices ultricies nisi at egestas. Aliquam eget volutpat risus. Cras bibendum convallis lacus.</text:p>
      <text:p text:style-name="P1"/>
      <text:p text:style-name="P1">In hac habitasse platea dictumst. Donec vel magna lacinia, molestie est ut, rutrum tortor. Sed venenatis, sapien ut pellentesque blandit, metus nulla bibendum turpis, aliquet tempus turpis diam rutrum nibh. Pellentesque eleifend ullamcorper euismod. Sed convallis tempor nisl vel lobortis. Fusce hendrerit lorem turpis, eget adipiscing tortor dictum eget. Nulla bibendum ullamcorper commodo. In cursus augue id metus mattis, vel scelerisque felis condimentum. Ut lacus velit, adipiscing non rhoncus id, ultrices vehicula purus. Nunc pretium, tortor id mollis dapibus, mi diam aliquet odio, ac mattis lectus dolor sodales sem. Cras vestibulum viverra dapibus. Phasellus tincidunt mi ac elit lacinia varius.</text:p>
      <text:p text:style-name="P1"/>
      <text:p text:style-name="P1">Ut ut sapien vitae felis varius convallis. Praesent euismod turpis nibh, quis ultrices neque scelerisque in. Vivamus ornare dolor vitae nunc dictum, vitae gravida ante condimentum. Maecenas ut dolor non eros feugiat scelerisque vitae ultricies diam. Mauris et sapien non nunc laoreet iaculis. Vivamus quis mauris eget sem imperdiet sodales non nec neque. Sed imperdiet est at vehicula auctor.</text:p>
      <text:p text:style-name="P1"/>
      <text:p text:style-name="P1">Praesent dignissim, lorem et tristique tristique, leo dolor consequat nulla, id rutrum elit eros dapibus mi. Sed eu mi in dui volutpat egestas. Suspendisse blandit tristique mi vitae faucibus. Nam facilisis suscipit gravida. Cras libero orci, aliquet ut neque scelerisque, pretium laoreet neque. Vivamus felis lorem, convallis id lacus et, dictum adipiscing diam. Integer elementum nec orci ac fringilla. Donec elementum, nisl nec vehicula aliquet, sapien dolor venenatis eros, sed egestas elit enim in enim.</text:p>
      <text:p text:style-name="P1"/>
      <text:p text:style-name="P1"><text:soft-page-break/>Nam leo sem, mattis tristique purus et, sollicitudin ornare metus. In ullamcorper sollicitudin lectus, id convallis turpis porta vitae. Sed et ultrices risus. Nam quis venenatis odio. Aliquam ullamcorper vestibulum quam eget pellentesque. Nulla et mi non lacus laoreet porttitor vitae non diam. Vestibulum at nulla turpis. Suspendisse potenti. Aenean ut lectus et tortor sollicitudin commodo luctus in lectus. Praesent nunc ligula, sodales at ultrices id, tristique vel nisi.</text:p>
      <text:p text:style-name="P1"/>
      <text:p text:style-name="P1">Quisque bibendum felis condimentum nulla porttitor, eget blandit est mollis. Nunc tellus neque, ullamcorper eu lacus iaculis, dictum facilisis tellus. Quisque vel sem tincidunt, imperdiet felis malesuada, mattis ipsum. Nam pharetra, orci in lacinia elementum, tellus enim suscipit enim, vehicula fringilla nibh urna vitae augue. Suspendisse bibendum vel eros sed fringilla. Donec pellentesque cursus urna at egestas. Pellentesque sit amet neque sodales, dignissim leo eget, iaculis eros. Curabitur non purus elit. Maecenas ut varius turpis.</text:p>
      <text:p text:style-name="P1"/>
      <text:p text:style-name="P1">Aenean sollicitudin enim vitae augue eleifend, sit amet dapibus enim semper. Ut sit amet velit ligula. Vivamus urna dui, hendrerit eget malesuada et, tincidunt nec enim. Donec vitae tellus aliquam, viverra magna sit amet, viverra lorem. Vivamus vitae tellus id felis malesuada fermentum eu id sem. Quisque urna diam, hendrerit sed nulla sit amet, dignissim mollis est. Proin ut tempus dui. Nullam in nulla fringilla, ullamcorper turpis id, volutpat metus. Praesent a interdum eros, sed imperdiet dui. Proin laoreet velit id posuere vulputate. Nunc dignissim pulvinar commodo. Nam faucibus vulputate felis malesuada elementum. Mauris at neque egestas sapien molestie cursus ac at lectus. Proin ac sem ac dolor molestie laoreet. Nullam faucibus, orci nec pretium dapibus, nulla urna pulvinar massa, ut lacinia libero tellus vitae risus. Vivamus sit amet porttitor lectus, ut convallis mauris.</text:p>
      <text:p text:style-name="P1"/>
      <text:p text:style-name="P1">Duis quis neque at ligula tristique ultrices non ut dui. Nam tincidunt, felis ac pretium viverra, eros velit porta mi, vitae lacinia lectus lectus eget velit. Phasellus condimentum libero a malesuada ullamcorper. Sed at convallis magna. Ut nulla diam, commodo mattis ante id, aliquet tempor erat. Quisque mattis euismod lectus, ut lacinia arcu adipiscing eget. Duis lacinia enim sit amet odio tempus aliquet. Nulla rhoncus eu libero posuere rutrum. Curabitur quis felis consequat justo ornare pharetra. Cum sociis natoque penatibus et magnis dis parturient montes, nascetur ridiculus mus. Pellentesque nec venenatis purus. Sed porttitor, enim varius rutrum iaculis, purus purus tristique augue, feugiat rutrum lectus magna ac neque. Duis eu nulla congue, sodales nisl non, laoreet arcu.</text:p>
      <text:p text:style-name="P1"/>
      <text:p text:style-name="P1">Phasellus tempor placerat ante quis venenatis. Aliquam sed purus mi. Nunc non adipiscing leo. Maecenas sed venenatis massa. Proin ipsum enim, malesuada mollis consequat eu, sollicitudin in erat. Cras sed risus eget urna cursus sollicitudin. Etiam faucibus non sapien quis adipiscing. Maecenas nec tincidunt risus. Curabitur varius convallis suscipit. Sed vitae tincidunt magna. Etiam pellentesque lacus id mollis adipiscing. Aenean eu vulputate nulla. Proin tempus accumsan commodo. Curabitur at pretium mi. Maecenas id odio quis lectus fermentum consequat ac ut nunc.</text:p>
      <text:p text:style-name="P1"/>
      <text:p text:style-name="P1">Nunc convallis eleifend eros, non suscipit tortor lacinia non. Mauris ut erat dui. Pellentesque vel dui rutrum, sodales sem eget, tincidunt ipsum. Morbi eget semper enim, scelerisque eleifend eros. Aenean tempor nunc tellus, a convallis dolor pulvinar nec. Nunc feugiat lacus et est vulputate pharetra. In viverra, neque non consequat venenatis, est sem euismod nulla, vel tempus lorem sem vel urna. Aenean augue arcu, sodales vel magna vel, condimentum ultrices eros. Lorem ipsum dolor sit amet, consectetur adipiscing elit.</text:p>
      <text:p text:style-name="P1"/>
      <text:p text:style-name="P1">Morbi eget diam sit amet velit feugiat tincidunt. Quisque vel ullamcorper mi, id interdum ante. Pellentesque sapien leo, tempor ac faucibus vel, commodo eget tellus. Sed tristique imperdiet libero, nec cursus augue imperdiet sed. In ac neque porta, viverra urna vitae, sodales ipsum. Aenean <text:soft-page-break/>egestas dapibus massa lobortis mollis. Nunc venenatis, massa sed feugiat hendrerit, nibh urna rhoncus leo, vitae faucibus ipsum sapien eu dolor. Morbi luctus neque vitae lorem commodo, quis pulvinar eros malesuada. Aliquam sed metus orci. Nulla faucibus euismod lorem in tempor. Nullam ultricies, metus nec mattis consequat, est nulla condimentum ipsum, non hendrerit lorem elit quis massa. Donec vel tincidunt lacus.</text:p>
      <text:p text:style-name="P1"/>
      <text:p text:style-name="P1">Vestibulum in tristique mauris. Cras vitae dui et nibh convallis aliquam. Suspendisse orci lectus, auctor non porttitor ut, vehicula at mi. Curabitur varius massa tellus, quis laoreet turpis accumsan in. Proin tristique leo magna, ut egestas lacus rutrum sed. Nam ut nulla leo. Vestibulum a tempor enim. Mauris luctus sagittis est vitae condimentum. Maecenas auctor placerat vehicula. Nullam ut enim scelerisque, accumsan urna nec, pellentesque tellus. Praesent viverra mollis nisl, sit amet dignissim tortor ultricies ut. Curabitur ut est orci. Cras a tempus lectus. Mauris rutrum dapibus laoreet. Maecenas malesuada et nisl a eleif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QR" text:anchor-type="paragraph" svg:x="16.769cm" svg:y="-0.208cm" svg:width="0.908cm" svg:height="0.921cm" draw:z-index="3"><draw:image xlink:href="Pictures/qrcode.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22:26:34.183363682</meta:creation-date>
    <meta:editing-duration>PT1M16S</meta:editing-duration>
    <meta:editing-cycles>7</meta:editing-cycles>
    <meta:generator>LibreOffice/4.2.4.2$Linux_X86_64 LibreOffice_project/420m0$Build-2</meta:generator>
    <dc:date>2014-05-20T22:28:49.511760720</dc:date>
    <meta:document-statistic meta:table-count="0" meta:image-count="1" meta:object-count="0" meta:page-count="4" meta:paragraph-count="20" meta:word-count="1942" meta:character-count="13203" meta:non-whitespace-character-count="11281"/>
  </office:meta>
</office:document-meta>
</file>